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a simple writer file ... tralalala, oh whats next, two embedded documents ... lets see</text:p>
      <text:p text:style-name="Standard"/>
      <text:p text:style-name="Standard"/>
      <text:p text:style-name="Standard"/>
      <text:p text:style-name="Standard"><draw:frame draw:style-name="fr2" draw:name="Object2" text:anchor-type="paragraph" svg:width="12.594cm" svg:height="7.938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1.681cm" svg:y="10.105cm" svg:width="13.257cm" svg:height="11.37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9-22T16:50:43</dc:date>
    <meta:editing-cycles>12</meta:editing-cycles>
    <meta:editing-duration>PT1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1" meta:paragraph-count="1" meta:word-count="15" meta:character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2300dc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Style">Hoppa-hej I am an ODF-Document who wants</text:p>
      <text:p text:style-name="P2">to be embedded into <text:span text:style-name="T1">an witer file</text:span> !!!</text:p>
      <text:p text:style-name="P1"><text:tab/>.</text:p>
      <text:p text:style-name="P1"><text:tab/>.</text:p>
      <text:p text:style-name="P1"><text:tab/>.</text:p>
      <text:p text:style-name="P1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yStyle" style:family="paragraph" style:parent-style-name="Standard" style:class="text">
      <style:paragraph-properties fo:text-align="center" style:justify-single-word="false" style:shadow="none"/>
      <style:text-properties fo:color="#008000" style:font-name="Arial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36cm" svg:height="0.963cm" svg:x="1.34cm" svg:y="1.307cm">
          <draw:text-box>
            <text:p text:style-name="P1">Me, I am an embedded drawing document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